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T1" style:family="text">
      <style:text-properties fo:language="it" fo:country="IT"/>
    </style:style>
    <style:style style:name="T2" style:family="text">
      <style:text-properties fo:language="it" fo:country="IT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l <text:span text:style-name="T1">sistema di </text:span>controllo magnetico <text:span text:style-name="T1">del </text:span>plasm<text:span text:style-name="T1">a </text:span>è uno dei <text:span text:style-name="T1">sistemi </text:span>principali <text:span text:style-name="T1">necessario per il funzionamento dei reattori sperimentali </text:span>tokamak<text:span text:style-name="T1">. Tali sistemi sono essenziali sin dalle prime operazioni di una macchina</text:span>. <text:span text:style-name="T1">Infatti questo sistema di controllo ha l’obiettivo di regolare </text:span>la posizione e la forma del plasma,<text:span text:style-name="T1"> in maniera robusta sia nei confronti delle incertezze di modello, che nei confronti di disturbi esterni. Tale obiettivo viene raggiunto andando a regolare </text:span>le correnti <text:span text:style-name="T1">all’interno degli avvolgimenti di campo poloidale, sulla base delle misure provenienti delle </text:span>sonde magnetiche<text:span text:style-name="T1">, le quali vengono utilizzate per </text:span>ricostruire <text:span text:style-name="T1">i parametri di plasma d’interesse, come </text:span>la posizione del centroide della corrente <text:span text:style-name="T1">di </text:span>plasma o <text:span text:style-name="T1">la frontiera del plasma stesso. In macchine che operano con plasmi elongati, un sistema di controllo e di forma efficace è necessario, non solo per migliorare le prestazioni, ma anche per stabilizzare verticalmente il plasma.</text:span></text:p>
      <text:p text:style-name="Standard"/>
      <text:p text:style-name="Standard"><text:span text:style-name="T1">Questa tesi si occupa del sistema di controllo magnetico, ed in particolare del controllo di forma e posizione, per due diversi </text:span>tokamak: <text:span text:style-name="T1">la macchina giapponese </text:span>JT60-SA<text:span text:style-name="T1"> </text:span>e <text:span text:style-name="T1">il reattore sperimentale portoghese </text:span>ISTTOK. <text:span text:style-name="T1">In particolare, </text:span>JT60-SA è un tokamak superconduttore che è ancora in costruzione e<text:span text:style-name="T1">, una volta completato,</text:span> sarà il più grande tokamak esistente al mondo<text:span text:style-name="T1">. E’ stato progettato per lavorare con plasmi elongati e l’inizio delle sue operazioni è previsto per la </text:span>fine del 2020.</text:p>
      <text:p text:style-name="Standard"><text:span text:style-name="T1">I</text:span>STTOK<text:span text:style-name="T1">, invece, </text:span>è un tokamak<text:span text:style-name="T1"> molto flessibile, che opera con plasmi circolari ed è caratterizzato da </text:span>un grande <text:span text:style-name="T1">rapporto R/a. ISTTOK è in funzione da </text:span>più di 30 anni<text:span text:style-name="T1"> ed è tra le poche macchine ad operare in regime di </text:span>corrente alternata.</text:p>
      <text:p text:style-name="Standard"/>
      <text:p text:style-name="Standard"><text:span text:style-name="T1">La tesi è così strutturata: il primo</text:span> capitolo <text:span text:style-name="T1">capitolo è un’introduzione alla fusione termonucleare a confinamento magnetico. In particolare verranno discussi vari aspetti quali la necessità di utilizzare geometrie toroidali </text:span>per confinare magneticamente il plasma, il ruolo dei campi magnetici nell'interazione con il plasma, il modo in cui viene generata la corrente del plasma, i motivi per <text:span text:style-name="T1">i quali</text:span> un tokamak deve avere bobine di campo poloidale e <text:span text:style-name="T1">la necessità di </text:span>un controllo attivo per stabilizzare il plasma.</text:p>
      <text:p text:style-name="Standard"/>
      <text:p text:style-name="Standard"><text:span text:style-name="T1">Il capitolo </text:span>2 <text:span text:style-name="T1">è dedicato ad alcuni aspetti tecnologici e metodologici relativi al controllo dei plasmi in macchine da fusione. In particolare viene descritto il framework software </text:span>MARTe<text:span text:style-name="T1"> che rappresenta uno dei possibili strumenti software per l’implementazione di sistemi di controllo real-time in macchine da fusione. MARTe è lo strumento adottato nell’ambito di questa tesi per implementare la soluzione di controllo proposta per il tokamak ISTTOK. Questo capitolo presenta anche </text:span>i codici di equilibrio <text:span text:style-name="T1">che verranno utilizzati per generare dei modelli semplificati (lineari) del comportamento del plasma, da utilizzare per la progettazione e la validazione di sistemi di controllo</text:span>. La parte finale di questo capitolo si concentra <text:span text:style-name="T1">proprio sulle tecniche di progetto model-based per sistemi di controllo. Com detto, tali tecniche si basano sulla disponibilità di modelli lineari e tempo invarianti (LTI) dell’impianto da controllare. In particolare verranno introdotti i </text:span>concetti di base <text:span text:style-name="T1">relativi all’analisi e al progetto di sistemi di controllo LTI rappresentati nello spazio di stato</text:span>.</text:p>
      <text:p text:style-name="P1"/>
      <text:p text:style-name="Standard"><text:span text:style-name="T1">Il capitolo 3 è dedicato a JT-60SA. Nella parte iniziale, il capitolo presenta un’architettura del sistema di controllo magnetico, il quale include vari algoritmi di controllo. Successivamente vengono presentate le tecniche di progettazione per due algoritmi multi-input-multi-output (MIMO) proposti per il controllo di forma: in particolare verrà presentato un approccio del tipo isoflusso adottato dall’ente giapponese QST, ed un altro basato sul controllo dei gap </text:span><text:soft-page-break/><text:span text:style-name="T1">(distanze tra la frontiera del plasma e la prima parete) proposto in Europa. La disponibilità di controllori e di codici di validazione diversi ha permesso sia di validare l’approccio proposto da QST, che di avere soluzioni alternative da utilizzare come backup durante le prime operazioni del tokamak JT-60SA. Tutte le tecniche di controllo considerate per JT-60 sono basate su un approccio model-based, che sfrutta la disponibilità di un modella lineare della risposta del plasma per poter progettare i guadagni dell’algoritmo di controllo.</text:span></text:p>
      <text:p text:style-name="Standard"/>
      <text:p text:style-name="Standard">Il capitolo 4<text:span text:style-name="T1"> descrive nel dettaglio il tokamak </text:span>ISTTOK<text:span text:style-name="T1"> ed in particolare la politica adottata per gestire i cambi di segno della corrente di plasma quando il tokamak opera in modalità AC</text:span>. <text:span text:style-name="T1">Infatti, durante tale modalità di funzionamento, il tokamak </text:span>ISTTOK <text:span text:style-name="T1">permane in un regime di gas ionizzato anche </text:span>quando la corrente è praticamente <text:span text:style-name="T1">nulla consentendo, in questa modalità operativa, di avere scariche </text:span>molto più lung<text:span text:style-name="T1">he</text:span>. <text:span text:style-name="T1">In questo capitolo</text:span> vengono <text:span text:style-name="T1">anche </text:span>descritt<text:span text:style-name="T1">i delle nuove schede </text:span>hardware <text:span text:style-name="T1">di acquisizione che sono state installate, le quali includono una nuova tipologica di </text:span>integratori numerici <text:span text:style-name="T1">per </text:span>l'integrazione <text:span text:style-name="T1">in hardware dei </text:span>segnali provenienti da<text:span text:style-name="T1">lle</text:span> sonde magnetiche<text:span text:style-name="T1">, prima che questi segnali vengano digitalizzati</text:span>. <text:span text:style-name="T1">Questo nuovo sistema consente di migliorare la ricostruzione in real-time del</text:span>la posizione del centroide della corrente <text:span text:style-name="T1">do </text:span>plasma<text:span text:style-name="T1">, andando a separare l’effetto del plasma da quello dei coil esterni, sulla misura</text:span>. <text:span text:style-name="T1">In particolare, per poter effettuare questa compensazione è stato </text:span>utilizzato <text:span text:style-name="T1">u</text:span>n modello multi-filamento per <text:span text:style-name="T1">descrivere il comportamento de</text:span>l plasma.<text:span text:style-name="T1"> Le nuove stime della posizione del centroide sono state poi utilizzate per migliorare le prestazioni del sistema di controllo. Come illustrato nel Capitolo 5.</text:span></text:p>
      <text:p text:style-name="Standard"/>
      <text:p text:style-name="Standard"><text:span text:style-name="T1">Infatti, nel capitolo 5 </text:span>vengono mostrati e analizzati i risultati ottenuti <text:span text:style-name="T1">a valle di una nuova progettazione dei controllori di posizione di ISTTOK</text:span>. <text:span text:style-name="T1">In questo capitolo vengono anche illustrati i passi necessari per implementare le logiche di controllo mediante il </text:span>framework MARTe. <text:span text:style-name="T1">Differentemente da quanto proposto per JT-60SA per il quale sono stati utilizzati approcci model-based per la progettazione dei controllori, nel caso di ISTTOK, dato il regime di funzionamento fortemente non lineare (modalità AC) e l’effetto non trascurabile di svariate fonti di incertezza nella modellazione, si è preferito identificare un insieme di modelli (nei diversi regimi di funzionamento) a partire dai dati sperimentali</text:span>. <text:span text:style-name="T1">A partire da questi modelli </text:span>è <text:span text:style-name="T1">stato possibile progettare diverse soluzioni di controllo che sono state poi testate sperimentalmente. L’analisi dei risultati ottenuti viene discussa nella parte finale del capitolo 5.</text:span></text:p>
      <text:p text:style-name="Standard"/>
      <text:p text:style-name="P2"><text:span text:style-name="T2">SOMMARIO</text:span></text:p>
      <text:p text:style-name="Standard"/>
      <text:p text:style-name="Standard"><text:bookmark-start text:name="__DdeLink__443_4193489343"/>Il <text:span text:style-name="T1">sistema di </text:span>controllo magnetico <text:span text:style-name="T1">per </text:span>plasm<text:span text:style-name="T1">i per la </text:span>fusione nucleare è uno dei <text:span text:style-name="T1">sistemi </text:span>principali <text:span text:style-name="T1">necessario per il funzionamento delle macchine </text:span>tokamak<text:span text:style-name="T1"> sin dalle prime operazioni</text:span>. <text:span text:style-name="T1">In particolare, questo sistema ha l’obiettivo di </text:span>controll<text:span text:style-name="T1">are </text:span>la posizione e la forma del plasma,<text:span text:style-name="T1"> in maniera robusta sia nei confronti delle incertezze di modello che nei confronti di disturbi esterni. Tale obiettivo è raggiunto da parte del sistema di controllo andando a regolare </text:span>le correnti <text:span text:style-name="T1">all’interno degli avvolgimenti di campo poloidale, sulla base delle misure provenienti delle </text:span>sonde magnetiche<text:span text:style-name="T1">, le quali vengono utilizzate per </text:span>ricostruire <text:span text:style-name="T1">i parametri di plasma d’interesse, come </text:span>la posizione del centroide della corrente <text:span text:style-name="T1">di </text:span>plasma o <text:span text:style-name="T1">la frontiera del plasma stesso. In macchine che operano con plasmi elongati, un sistema di controllo di forma e posizione che sia efficace è necessario non solo per migliorare le prestazioni, ma anche per stabilizzare verticalmente il plasma.</text:span></text:p>
      <text:p text:style-name="P1"/>
      <text:p text:style-name="Standard"><text:span text:style-name="T1">Questa tesi fornisce una panoramica dei sistemi di controllo magnetico e delle principali tecniche adottate nella macchine tokamak. In particolare il lavoro presentato riguarda l’analisi delle prestazione del sistemi di controllo di forma per il tokamak JT-60SA e il recente aggiornamento apportato al sistema di controllo di posizione per il tokamak ISTTOK. </text:span>JT60-SA è un tokamak <text:span text:style-name="T1">a </text:span>superconduttor<text:span text:style-name="T1">i</text:span> <text:span text:style-name="T1">la cui costruzione è quasi completata e le cui operazioni sono previste per la fine del 2020. Una volta completato,</text:span> <text:span text:style-name="T1">JT-60SA </text:span>sarà il più grande tokamak esistente al mondo<text:span text:style-name="T1">. I</text:span>STTOK<text:span text:style-name="T1">, invece, </text:span>è un tokamak<text:span text:style-name="T1"> molto flessibile, che opera con plasmi circolari ed è caratterizzato da </text:span>un grande <text:span text:style-name="T1">rapporto R/a. ISTTOK è in funzione da </text:span>più di 30 anni<text:span text:style-name="T1"> ed è tra le poche macchine ad operare in regime di </text:span>corrente alternata.</text:p>
      <text:p text:style-name="Standard"/>
      <text:p text:style-name="Standard"><text:span text:style-name="T1">L’attività relativa al tokamak </text:span>JT-60SA <text:span text:style-name="T1">che è stata svolta durante il periodo di </text:span>tesi consiste <text:span text:style-name="T1">nella progettazione di un controllore di forma basato sul controllo dei gap (distanze tra la foprntiera del plasma e la prima parete) e dell’analisi delle relative prestazioni, confrontando tale approccio a quello isoflusso proposto dai ricercatori di JT-60SA. Le </text:span>simulazioni <text:span text:style-name="T1">finalizzate a valutare le prestazioni dei due differenti approcci sono state effettuate mediante modelli lineari non particolarmente dettagliati, orientati alla sintesi e validazione di sistemi di controllo.</text:span></text:p>
      <text:p text:style-name="Standard"/>
      <text:p text:style-name="Standard"><text:span text:style-name="T1">La parte di attività di tesi dedicata a </text:span>ISTTOK <text:span text:style-name="T1">ha portato alla progettazione. Implementazione e test in real-time di un sistema di controllo della posizione del centroide. In questo caso, il lavoro fatto ha incluso vari aspetti. In particolare aspetti legati:</text:span></text:p>
      <text:list xml:id="list340903072" text:style-name="WWNum1">
        <text:list-item>
          <text:p text:style-name="P4"><text:span text:style-name="T1">alla diagnostica, per quanto riguarda la ricostruzione dei parametri di plasma a partire dalle misure magnetiche, </text:span></text:p>
        </text:list-item>
        <text:list-item>
          <text:p text:style-name="P4"><text:span text:style-name="T1">all’identificazione di modelli a partire da dati sperimentali, infatti vista la modalità di operazione in alternata di ISTTOK, è risultato impraticabile l’approccio basato su modelli ottenuti da codici di equilibrio, così come fatto per JT-60SA</text:span></text:p>
        </text:list-item>
        <text:list-item>
          <text:p text:style-name="P4"><text:span text:style-name="T1">alla sintesi di leggi di controllo, alla loro implementazione e validazione sperimentale.</text:span></text:p>
        </text:list-item>
      </text:list>
      <text:p text:style-name="Standard"/>
      <text:p text:style-name="Standard">In <text:span text:style-name="T1">sintesi</text:span>, ognuna delle due machine esaminate in questo lavoro di tesi ha permesso di considerare dive<text:span text:style-name="T1">rsi aspetti relativi alla progettazione e implementazione di sistemi di controllo magnetico nei tokamak. Con </text:span>JT-60SA<text:span text:style-name="T1"> è stato sviluppato un framework di simulazione unico per testare e comparare le prestazioni di due diversi approcci di controllo, </text:span><text:soft-page-break/><text:span text:style-name="T1">uno sviluppato in Europa in collaborazione con il gruppo CREATE e l’altro proposto dai ricercatori giapponesi di QST. Per quanto riguarda </text:span>ISTTOK<text:span text:style-name="T1">, invece, è stato sviluppato un lavoro completo di aggiornamento del sistema di controllo magnetico a partire dall’installazione di un nuovo insieme di sensori e del relativo hardware di acquisizione, fino alla validazione sperimentale delle leggi di controllo.</text:span></text:p>
      <text:p text:style-name="Standard"><text:bookmark-end text:name="__DdeLink__443_41934893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T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IT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4</meta:editing-cycles>
    <meta:creation-date>2020-07-01T09:58:00</meta:creation-date>
    <dc:date>2020-07-01T14:32:59.174401775</dc:date>
    <meta:editing-duration>PT6H14M35S</meta:editing-duration>
    <meta:generator>LibreOffice/6.0.7.3$Linux_X86_64 LibreOffice_project/00m0$Build-3</meta:generator>
    <meta:document-statistic meta:table-count="0" meta:image-count="0" meta:object-count="0" meta:page-count="4" meta:paragraph-count="17" meta:word-count="1535" meta:character-count="10269" meta:non-whitespace-character-count="87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